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Cache.removeEldestEntry( Map . Entry el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Cache.LRUCache( int maxSize , boolean access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Cache.LRUCache( int initialCapacity , float loadFactor , boolean accessOrder ,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Cache.LRUCach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